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tarSymbol" svg:font-family="Star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7628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style:use-window-font-color="true" loext:opacity="0%" style:font-name="Times New Roman" fo:font-size="14pt" fo:font-weight="normal" officeooo:rsid="00b6b668" officeooo:paragraph-rsid="00b6b66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use-window-font-color="true" loext:opacity="0%" style:font-name="Times New Roman" fo:font-size="14pt" fo:font-weight="normal" officeooo:rsid="00b6b668" officeooo:paragraph-rsid="00b6b66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77b83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99570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a294e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b28c7" officeooo:paragraph-rsid="00bb28c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b28c7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c28ef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f3d59" officeooo:paragraph-rsid="00bf3d5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58638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816ea" officeooo:paragraph-rsid="00c816e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df9e4" officeooo:paragraph-rsid="00d7628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19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0" style:family="paragraph" style:parent-style-name="Heading_20_2" style:master-page-name="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1.251cm" style:auto-text-indent="false" style:page-number="auto" fo:break-before="page" style:writing-mode="lr-tb"/>
      <style:text-properties style:font-name="Times New Roman"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Heading_20_2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1.251cm" style:auto-text-indent="false" style:page-number="auto" fo:break-before="page" fo:background-color="transparent" style:writing-mode="lr-tb"/>
      <style:text-properties style:font-name="Times New Roman"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Heading_20_3" style:master-page-name="">
      <style:paragraph-properties fo:margin-left="0cm" fo:margin-right="0cm" fo:margin-top="0cm" fo:margin-bottom="0.21cm" style:contextual-spacing="false" fo:line-height="115%" fo:text-align="start" style:justify-single-word="false" fo:orphans="0" fo:widows="0" fo:hyphenation-ladder-count="no-limit" fo:text-indent="1.251cm" style:auto-text-indent="false" style:page-number="auto" style:writing-mode="lr-tb"/>
      <style:text-properties style:font-name="Times New Roman"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Heading_20_3" style:master-page-name="">
      <loext:graphic-properties draw:fill="none"/>
      <style:paragraph-properties fo:margin-left="0cm" fo:margin-right="0cm" fo:margin-top="0cm" fo:margin-bottom="0.21cm" style:contextual-spacing="false" fo:line-height="115%" fo:text-align="start" style:justify-single-word="false" fo:orphans="0" fo:widows="0" fo:hyphenation-ladder-count="no-limit" fo:text-indent="1.251cm" style:auto-text-indent="false" style:page-number="auto" fo:background-color="transparent" style:writing-mode="lr-tb"/>
      <style:text-properties style:font-name="Times New Roman"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_20_3" style:master-page-name="">
      <style:paragraph-properties fo:margin-left="0cm" fo:margin-right="0cm" fo:margin-top="0cm" fo:margin-bottom="0.21cm" style:contextual-spacing="false" fo:line-height="115%" fo:text-align="start" style:justify-single-word="false" fo:orphans="0" fo:widows="0" fo:hyphenation-ladder-count="no-limit" fo:text-indent="1.251cm" style:auto-text-indent="false" style:page-number="auto" fo:break-before="page" style:writing-mode="lr-tb"/>
      <style:text-properties style:font-name="Times New Roman"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Heading_20_3">
      <style:paragraph-properties fo:margin-left="0cm" fo:margin-right="0cm" fo:margin-top="0cm" fo:margin-bottom="0.21cm" style:contextual-spacing="false" fo:line-height="115%" fo:text-align="start" style:justify-single-word="false" fo:orphans="0" fo:widows="0" fo:hyphenation-ladder-count="no-limit" fo:text-indent="1.251cm" style:auto-text-indent="false" style:writing-mode="lr-tb"/>
      <style:text-properties style:font-name="Times New Roman"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Heading_20_3">
      <style:paragraph-properties fo:margin-left="0cm" fo:margin-right="0cm" fo:margin-top="0cm" fo:margin-bottom="0.21cm" style:contextual-spacing="false" fo:line-height="115%" fo:text-align="start" style:justify-single-word="false" fo:orphans="0" fo:widows="0" fo:hyphenation-ladder-count="no-limit" fo:text-indent="1.251cm" style:auto-text-indent="false" fo:break-before="page" style:writing-mode="lr-tb"/>
      <style:text-properties style:font-name="Times New Roman"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0c586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c9211e" loext:opacity="100%" style:font-name="Times New Roman" fo:font-size="14pt" fo:font-weight="normal" officeooo:rsid="00b6b668" officeooo:paragraph-rsid="00b6b66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c9211e" loext:opacity="100%" style:font-name="Times New Roman" fo:font-size="14pt" fo:font-weight="normal" officeooo:rsid="00b6b668" officeooo:paragraph-rsid="00c46f0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99570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da66b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bda66b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da66b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bda66b" officeooo:paragraph-rsid="00bf3d5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da66b" officeooo:paragraph-rsid="00c2f2cd" style:font-size-asian="14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da66b" officeooo:paragraph-rsid="00bda66b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da66b" officeooo:paragraph-rsid="00c58638" style:font-size-asian="14pt" style:font-weight-asian="normal" style:font-size-complex="14pt" style:font-weight-complex="normal"/>
    </style:style>
    <style:style style:name="P39" style:family="paragraph" style:parent-style-name="Standard" style:list-style-name="L2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c6002b" officeooo:paragraph-rsid="00c6002b" style:font-size-asian="14pt" style:font-weight-asian="normal" style:font-size-complex="14pt" style:font-weight-complex="normal"/>
    </style:style>
    <style:style style:name="P40" style:family="paragraph" style:parent-style-name="Standard" style:list-style-name="L2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c6002b" officeooo:paragraph-rsid="00c796e3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c796e3" officeooo:paragraph-rsid="00c796e3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cdf9e4" officeooo:paragraph-rsid="00cdf9e4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cdf9e4" officeooo:paragraph-rsid="00dca285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cdf9e4" officeooo:paragraph-rsid="00ddbf0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list-style-name="L4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d2649e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d2649e" style:font-size-asian="14pt" style:font-weight-asian="normal" style:font-size-complex="14pt" style:font-weight-complex="normal"/>
    </style:style>
    <style:style style:name="P47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cdf9e4" style:font-size-asian="14pt" style:font-weight-asian="normal" style:font-size-complex="14pt" style:font-weight-complex="normal"/>
    </style:style>
    <style:style style:name="P48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d881c9" style:font-size-asian="14pt" style:font-weight-asian="normal" style:font-size-complex="14pt" style:font-weight-complex="normal"/>
    </style:style>
    <style:style style:name="P49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dca285" style:font-size-asian="14pt" style:font-weight-asian="normal" style:font-size-complex="14pt" style:font-weight-complex="normal"/>
    </style:style>
    <style:style style:name="P50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ddbf0d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cdf9e4" officeooo:paragraph-rsid="00d881c9" style:font-size-asian="14pt" style:font-weight-asian="normal" style:font-size-complex="14pt" style:font-weight-complex="normal"/>
    </style:style>
    <style:style style:name="P52" style:family="paragraph" style:parent-style-name="Standard" style:list-style-name="L4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0a9c6" officeooo:paragraph-rsid="00d0a9c6" style:font-size-asian="14pt" style:font-weight-asian="normal" style:font-size-complex="14pt" style:font-weight-complex="normal"/>
    </style:style>
    <style:style style:name="P53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11cf4" officeooo:paragraph-rsid="00d2649e" style:font-size-asian="14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11cf4" officeooo:paragraph-rsid="00d41d97" style:font-size-asian="14pt" style:font-weight-asian="normal" style:font-size-complex="14pt" style:font-weight-complex="normal"/>
    </style:style>
    <style:style style:name="P55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11cf4" officeooo:paragraph-rsid="00d50c51" style:font-size-asian="14pt" style:font-weight-asian="normal" style:font-size-complex="14pt" style:font-weight-complex="normal"/>
    </style:style>
    <style:style style:name="P56" style:family="paragraph" style:parent-style-name="Standard" style:list-style-name="L4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8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5f044" style:font-size-asian="14pt" style:font-weight-asian="normal" style:font-size-complex="14pt" style:font-weight-complex="normal"/>
    </style:style>
    <style:style style:name="P59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7197b" style:font-size-asian="14pt" style:font-weight-asian="normal" style:font-size-complex="14pt" style:font-weight-complex="normal"/>
    </style:style>
    <style:style style:name="P60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76288" style:font-size-asian="14pt" style:font-weight-asian="normal" style:font-size-complex="14pt" style:font-weight-complex="normal"/>
    </style:style>
    <style:style style:name="P61" style:family="paragraph" style:parent-style-name="Standard" style:list-style-name="L5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76288" style:font-size-asian="14pt" style:font-weight-asian="normal" style:font-size-complex="14pt" style:font-weight-complex="normal"/>
    </style:style>
    <style:style style:name="P62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76288" style:font-size-asian="14pt" style:font-weight-asian="normal" style:font-size-complex="14pt" style:font-weight-complex="normal"/>
    </style:style>
    <style:style style:name="P63" style:family="paragraph" style:parent-style-name="Standard" style:list-style-name="L5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paragraph-rsid="00d881c9" style:font-size-asian="14pt" style:font-weight-asian="normal" style:font-size-complex="14pt" style:font-weight-complex="normal"/>
    </style:style>
    <style:style style:name="P64" style:family="paragraph" style:parent-style-name="Standard" style:list-style-name="L4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7197b" officeooo:paragraph-rsid="00dada85" style:font-size-asian="14pt" style:font-weight-asian="normal" style:font-size-complex="14pt" style:font-weight-complex="normal"/>
    </style:style>
    <style:style style:name="P65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76288" officeooo:paragraph-rsid="00d881c9" style:font-size-asian="14pt" style:font-weight-asian="normal" style:font-size-complex="14pt" style:font-weight-complex="normal"/>
    </style:style>
    <style:style style:name="P66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dbf0d" officeooo:paragraph-rsid="00ddbf0d" style:font-size-asian="14pt" style:font-weight-asian="normal" style:font-size-complex="14pt" style:font-weight-complex="normal"/>
    </style:style>
    <style:style style:name="P67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fo:language="ru" fo:country="RU" fo:font-weight="normal" officeooo:rsid="00ddbf0d" officeooo:paragraph-rsid="00e15ae2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cb6eba" officeooo:paragraph-rsid="00cb6eb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cb6eba" officeooo:paragraph-rsid="00dbf94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c28ef" officeooo:paragraph-rsid="00bf3d5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f046d" officeooo:paragraph-rsid="00c5863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b6b668" officeooo:paragraph-rsid="00c1faa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style:font-size-asian="14pt" style:font-size-complex="14pt"/>
    </style:style>
    <style:style style:name="P74" style:family="paragraph" style:parent-style-name="Standard" style:list-style-name="L3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style:font-size-asian="14pt" style:font-size-complex="14pt"/>
    </style:style>
    <style:style style:name="P75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officeooo:paragraph-rsid="00cdf9e4" style:font-size-asian="14pt" style:font-size-complex="14pt"/>
    </style:style>
    <style:style style:name="P76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officeooo:paragraph-rsid="00d76288" style:font-size-asian="14pt" style:font-size-complex="14pt"/>
    </style:style>
    <style:style style:name="P77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officeooo:rsid="00cdf9e4" officeooo:paragraph-rsid="00cdf9e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officeooo:rsid="00cdf9e4" officeooo:paragraph-rsid="00d1fe92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officeooo:rsid="00dca285" officeooo:paragraph-rsid="00dca285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.505cm"/>
        </style:tab-stops>
      </style:paragraph-properties>
      <style:text-properties style:use-window-font-color="true" loext:opacity="0%" style:font-name="Times New Roman" fo:font-size="14pt" officeooo:rsid="00dca285" officeooo:paragraph-rsid="00dca285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c9211e" loext:opacity="100%" style:font-name="Times New Roman" fo:font-size="14pt" fo:font-weight="normal" officeooo:rsid="00c46f0b" officeooo:paragraph-rsid="00c46f0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c9211e" loext:opacity="100%" style:font-name="Times New Roman" fo:font-size="14pt" fo:font-weight="normal" officeooo:rsid="00c1faa7" officeooo:paragraph-rsid="00c1faa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reak-before="page" fo:background-color="transparent" style:writing-mode="lr-tb"/>
      <style:text-properties fo:color="#c9211e" loext:opacity="100%" style:font-name="Times New Roman" fo:font-size="14pt" fo:language="ru" fo:country="RU" fo:font-weight="normal" officeooo:rsid="00b6b668" officeooo:paragraph-rsid="00b6b66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c9211e" loext:opacity="100%" style:font-name="Times New Roman" fo:font-size="14pt" fo:language="ru" fo:country="RU" fo:font-weight="normal" officeooo:rsid="00b6b668" officeooo:paragraph-rsid="00b6b66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.505cm"/>
        </style:tab-stops>
      </style:paragraph-properties>
      <style:text-properties fo:color="#c9211e" loext:opacity="100%" style:font-name="Times New Roman" fo:font-size="14pt" fo:language="ru" fo:country="RU" fo:font-weight="normal" officeooo:rsid="00cdf9e4" officeooo:paragraph-rsid="00df05ae" style:font-size-asian="14pt" style:font-weight-asian="normal" style:font-size-complex="14pt" style:font-weight-complex="normal"/>
    </style:style>
    <style:style style:name="P86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2f2c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.505cm"/>
        </style:tab-stops>
      </style:paragraph-properties>
      <style:text-properties officeooo:paragraph-rsid="00c816e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.505cm"/>
        </style:tab-stops>
      </style:paragraph-properties>
      <style:text-properties officeooo:paragraph-rsid="00cc0aa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9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.505cm"/>
        </style:tab-stops>
      </style:paragraph-properties>
      <style:text-properties officeooo:rsid="00c933e9" officeooo:paragraph-rsid="00c933e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65" style:family="text">
      <style:text-properties style:use-window-font-color="true" loext:opacity="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6" style:family="text">
      <style:text-properties style:use-window-font-color="true" loext:opacity="0%" style:font-name="Times New Roman" fo:font-size="14pt" fo:language="ru" fo:country="RU" fo:font-weight="normal" officeooo:rsid="00bf3d59" style:font-size-asian="14pt" style:font-weight-asian="normal" style:font-size-complex="14pt" style:font-weight-complex="normal"/>
    </style:style>
    <style:style style:name="T67" style:family="text">
      <style:text-properties style:use-window-font-color="true" loext:opacity="0%" style:font-name="Times New Roman" fo:font-size="14pt" fo:language="ru" fo:country="RU" fo:font-weight="normal" officeooo:rsid="00bda66b" style:font-size-asian="14pt" style:font-weight-asian="normal" style:font-size-complex="14pt" style:font-weight-complex="normal"/>
    </style:style>
    <style:style style:name="T68" style:family="text">
      <style:text-properties style:use-window-font-color="true" loext:opacity="0%" style:font-name="Times New Roman" fo:font-size="14pt" fo:language="ru" fo:country="RU" fo:font-weight="normal" officeooo:rsid="00c1faa7" style:font-size-asian="14pt" style:font-weight-asian="normal" style:font-size-complex="14pt" style:font-weight-complex="normal"/>
    </style:style>
    <style:style style:name="T69" style:family="text">
      <style:text-properties style:use-window-font-color="true" loext:opacity="0%" style:font-name="Times New Roman" fo:font-size="14pt" fo:language="ru" fo:country="RU" fo:font-weight="normal" officeooo:rsid="00c2f2cd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Times New Roman" fo:font-size="14pt" fo:language="ru" fo:country="RU" fo:font-weight="normal" officeooo:rsid="00bf046d" style:font-size-asian="14pt" style:font-weight-asian="normal" style:font-size-complex="14pt" style:font-weight-complex="normal"/>
    </style:style>
    <style:style style:name="T71" style:family="text">
      <style:text-properties style:use-window-font-color="true" loext:opacity="0%" style:font-name="Times New Roman" fo:font-size="14pt" fo:language="ru" fo:country="RU" fo:font-weight="normal" officeooo:rsid="00c58638" style:font-size-asian="14pt" style:font-weight-asian="normal" style:font-size-complex="14pt" style:font-weight-complex="normal"/>
    </style:style>
    <style:style style:name="T72" style:family="text">
      <style:text-properties style:use-window-font-color="true" loext:opacity="0%" style:font-name="Times New Roman" fo:font-size="14pt" fo:language="ru" fo:country="RU" fo:font-weight="normal" officeooo:rsid="00c6002b" style:font-size-asian="14pt" style:font-weight-asian="normal" style:font-size-complex="14pt" style:font-weight-complex="normal"/>
    </style:style>
    <style:style style:name="T73" style:family="text">
      <style:text-properties style:use-window-font-color="true" loext:opacity="0%" style:font-name="Times New Roman" fo:font-size="14pt" fo:language="ru" fo:country="RU" fo:font-weight="normal" officeooo:rsid="00c933e9" style:font-size-asian="14pt" style:font-weight-asian="normal" style:font-size-complex="14pt" style:font-weight-complex="normal"/>
    </style:style>
    <style:style style:name="T74" style:family="text">
      <style:text-properties style:use-window-font-color="true" loext:opacity="0%" style:font-name="Times New Roman" fo:font-size="14pt" fo:language="ru" fo:country="RU" fo:font-weight="normal" officeooo:rsid="00cb6eba" style:font-size-asian="14pt" style:font-weight-asian="normal" style:font-size-complex="14pt" style:font-weight-complex="normal"/>
    </style:style>
    <style:style style:name="T75" style:family="text">
      <style:text-properties style:use-window-font-color="true" loext:opacity="0%" style:font-name="Times New Roman" fo:font-size="14pt" fo:language="ru" fo:country="RU" fo:font-weight="normal" officeooo:rsid="00cc0aa8" style:font-size-asian="14pt" style:font-weight-asian="normal" style:font-size-complex="14pt" style:font-weight-complex="normal"/>
    </style:style>
    <style:style style:name="T76" style:family="text">
      <style:text-properties style:use-window-font-color="true" loext:opacity="0%" style:font-name="Times New Roman" fo:font-size="14pt" fo:language="ru" fo:country="RU" fo:font-weight="normal" officeooo:rsid="00dbf94a" style:font-size-asian="14pt" style:font-weight-asian="normal" style:font-size-complex="14pt" style:font-weight-complex="normal"/>
    </style:style>
    <style:style style:name="T77" style:family="text">
      <style:text-properties fo:language="en" fo:country="US"/>
    </style:style>
    <style:style style:name="T78" style:family="text">
      <style:text-properties style:font-name="Times New Roman" fo:font-size="14pt" style:font-size-asian="14pt" style:font-name-complex="Times New Roman1"/>
    </style:style>
    <style:style style:name="T79" style:family="text">
      <style:text-properties style:font-name="Times New Roman" fo:font-size="14pt" officeooo:rsid="000b69fb" style:font-size-asian="14pt" style:font-name-complex="Times New Roman1"/>
    </style:style>
    <style:style style:name="T80" style:family="text">
      <style:text-properties style:font-name="Times New Roman" fo:font-size="14pt" officeooo:rsid="00b6b668" style:font-size-asian="14pt" style:font-name-complex="Times New Roman1"/>
    </style:style>
    <style:style style:name="T81" style:family="text">
      <style:text-properties fo:language="ru" fo:country="RU"/>
    </style:style>
    <style:style style:name="T82" style:family="text">
      <style:text-properties fo:language="ru" fo:country="RU" officeooo:rsid="00b85c08"/>
    </style:style>
    <style:style style:name="T83" style:family="text">
      <style:text-properties fo:language="ru" fo:country="RU" officeooo:rsid="00b99570"/>
    </style:style>
    <style:style style:name="T84" style:family="text">
      <style:text-properties fo:language="ru" fo:country="RU" officeooo:rsid="00ba294e"/>
    </style:style>
    <style:style style:name="T85" style:family="text">
      <style:text-properties fo:language="ru" fo:country="RU" officeooo:rsid="00bb28c7"/>
    </style:style>
    <style:style style:name="T86" style:family="text">
      <style:text-properties fo:language="ru" fo:country="RU" officeooo:rsid="00bb5c15"/>
    </style:style>
    <style:style style:name="T87" style:family="text">
      <style:text-properties fo:language="ru" fo:country="RU" officeooo:rsid="00bbdc7f"/>
    </style:style>
    <style:style style:name="T88" style:family="text">
      <style:text-properties fo:language="ru" fo:country="RU" officeooo:rsid="00bc28ef"/>
    </style:style>
    <style:style style:name="T89" style:family="text">
      <style:text-properties fo:language="ru" fo:country="RU" officeooo:rsid="00bda66b"/>
    </style:style>
    <style:style style:name="T90" style:family="text">
      <style:text-properties fo:language="ru" fo:country="RU" officeooo:rsid="00bf046d"/>
    </style:style>
    <style:style style:name="T91" style:family="text">
      <style:text-properties fo:language="ru" fo:country="RU" officeooo:rsid="00bf3d59"/>
    </style:style>
    <style:style style:name="T92" style:family="text">
      <style:text-properties fo:language="ru" fo:country="RU" officeooo:rsid="00c1faa7"/>
    </style:style>
    <style:style style:name="T93" style:family="text">
      <style:text-properties fo:language="ru" fo:country="RU" officeooo:rsid="00c2f2cd"/>
    </style:style>
    <style:style style:name="T94" style:family="text">
      <style:text-properties fo:language="ru" fo:country="RU" officeooo:rsid="00c58638"/>
    </style:style>
    <style:style style:name="T95" style:family="text">
      <style:text-properties fo:language="ru" fo:country="RU" officeooo:rsid="00c6002b"/>
    </style:style>
    <style:style style:name="T96" style:family="text">
      <style:text-properties fo:language="ru" fo:country="RU" officeooo:rsid="00c933e9"/>
    </style:style>
    <style:style style:name="T97" style:family="text">
      <style:text-properties fo:language="ru" fo:country="RU" fo:font-weight="normal" style:font-weight-asian="normal" style:font-weight-complex="normal"/>
    </style:style>
    <style:style style:name="T98" style:family="text">
      <style:text-properties fo:language="ru" fo:country="RU" fo:font-weight="normal" officeooo:rsid="00c6002b" style:font-weight-asian="normal" style:font-weight-complex="normal"/>
    </style:style>
    <style:style style:name="T99" style:family="text">
      <style:text-properties fo:language="ru" fo:country="RU" fo:font-weight="normal" officeooo:rsid="00cdf9e4" style:font-weight-asian="normal" style:font-weight-complex="normal"/>
    </style:style>
    <style:style style:name="T100" style:family="text">
      <style:text-properties fo:language="ru" fo:country="RU" fo:font-weight="normal" officeooo:rsid="00d1fe92" style:font-weight-asian="normal" style:font-weight-complex="normal"/>
    </style:style>
    <style:style style:name="T101" style:family="text">
      <style:text-properties officeooo:rsid="002ae201"/>
    </style:style>
    <style:style style:name="T102" style:family="text">
      <style:text-properties officeooo:rsid="00bf3d59"/>
    </style:style>
    <style:style style:name="T103" style:family="text">
      <style:text-properties officeooo:rsid="00c2f2cd"/>
    </style:style>
    <style:style style:name="T104" style:family="text">
      <style:text-properties officeooo:rsid="00c46f0b"/>
    </style:style>
    <style:style style:name="T105" style:family="text">
      <style:text-properties officeooo:rsid="00c58638"/>
    </style:style>
    <style:style style:name="T106" style:family="text">
      <style:text-properties officeooo:rsid="00c6002b"/>
    </style:style>
    <style:style style:name="T107" style:family="text">
      <style:text-properties officeooo:rsid="00c796e3"/>
    </style:style>
    <style:style style:name="T108" style:family="text">
      <style:text-properties officeooo:rsid="00cc0aa8"/>
    </style:style>
    <style:style style:name="T109" style:family="text">
      <style:text-properties officeooo:rsid="00cdf9e4"/>
    </style:style>
    <style:style style:name="T110" style:family="text">
      <style:text-properties officeooo:rsid="00d0a9c6"/>
    </style:style>
    <style:style style:name="T111" style:family="text">
      <style:text-properties officeooo:rsid="00d11cf4"/>
    </style:style>
    <style:style style:name="T112" style:family="text">
      <style:text-properties officeooo:rsid="00d1fe92"/>
    </style:style>
    <style:style style:name="T113" style:family="text">
      <style:text-properties officeooo:rsid="00d2649e"/>
    </style:style>
    <style:style style:name="T114" style:family="text">
      <style:text-properties officeooo:rsid="00d41d97"/>
    </style:style>
    <style:style style:name="T115" style:family="text">
      <style:text-properties officeooo:rsid="00d50c51"/>
    </style:style>
    <style:style style:name="T116" style:family="text">
      <style:text-properties officeooo:rsid="00d5f044"/>
    </style:style>
    <style:style style:name="T117" style:family="text">
      <style:text-properties officeooo:rsid="00d7197b"/>
    </style:style>
    <style:style style:name="T118" style:family="text">
      <style:text-properties officeooo:rsid="00d76288"/>
    </style:style>
    <style:style style:name="T119" style:family="text">
      <style:text-properties officeooo:rsid="00d881c9"/>
    </style:style>
    <style:style style:name="T120" style:family="text">
      <style:text-properties officeooo:rsid="00d9b392"/>
    </style:style>
    <style:style style:name="T121" style:family="text">
      <style:text-properties officeooo:rsid="00dbf94a"/>
    </style:style>
    <style:style style:name="T122" style:family="text">
      <style:text-properties officeooo:rsid="00dca285"/>
    </style:style>
    <style:style style:name="T123" style:family="text">
      <style:text-properties officeooo:rsid="00ddbf0d"/>
    </style:style>
    <style:style style:name="T124" style:family="text">
      <style:text-properties officeooo:rsid="00df05ae"/>
    </style:style>
    <style:style style:name="T125" style:family="text">
      <style:text-properties officeooo:rsid="00e06e22"/>
    </style:style>
    <style:style style:name="T126" style:family="text">
      <style:text-properties officeooo:rsid="00e15ae2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802cm" fo:text-indent="-0.635cm" fo:margin-left="7.8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437cm" fo:text-indent="-0.635cm" fo:margin-left="8.437cm"/>
        </style:list-level-properties>
      </text:list-level-style-number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ОБРНАУКИ РОСС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8"/>
      <text:p text:style-name="P4">Интернет-институт</text:p>
      <text:p text:style-name="P18"/>
      <text:p text:style-name="P18"/>
      <text:p text:style-name="P18"/>
      <text:p text:style-name="P18"/>
      <text:p text:style-name="P18"/>
      <text:p text:style-name="P18"><text:span text:style-name="T80">КУРСОВАЯ</text:span><text:span text:style-name="T78"> РАБОТ</text:span><text:span text:style-name="T79">А</text:span></text:p>
      <text:p text:style-name="P2">по дисциплине</text:p>
      <text:p text:style-name="P2">«<text:span text:style-name="T101">Технологии программирования 2</text:span>»</text:p>
      <text:p text:style-name="P18"><text:span text:style-name="T78">Семестр </text:span><text:span text:style-name="T79">5</text:span></text:p>
      <text:p text:style-name="P18"/>
      <text:p text:style-name="P18"/>
      <text:p text:style-name="P2">Вариант 3</text:p>
      <text:p text:style-name="P18"/>
      <text:p text:style-name="P18"/>
      <text:p text:style-name="P18"/>
      <text:p text:style-name="P18"/>
      <text:p text:style-name="P18"/>
      <text:p text:style-name="P1"/>
      <text:p text:style-name="P1">Выполнил: студент гр. ИБ262521-ф</text:p>
      <text:p text:style-name="P1">Артемов Александр Евгеньевич</text:p>
      <text:p text:style-name="P1">Проверил: канд. техн. наук, доц.</text:p>
      <text:p text:style-name="P1">Сафронова Марина Алексеевна</text:p>
      <text:p text:style-name="P19"/>
      <text:p text:style-name="P19"/>
      <text:p text:style-name="P19"/>
      <text:p text:style-name="P19"/>
      <text:p text:style-name="P19"/>
      <text:p text:style-name="P18"><text:span text:style-name="T78">Тула 202</text:span><text:span text:style-name="T79">4</text:span></text:p>
      <text:p text:style-name="P6">Содержание</text:p>
      <text:p text:style-name="P7"/>
      <text:p text:style-name="P7"/>
      <text:h text:style-name="P21" text:outline-level="2">Введение</text:h>
      <text:p text:style-name="P28"/>
      <text:p text:style-name="P8"><text:span text:style-name="T81">Согласно варианта № 3 тематикой разрабатываемого приложения является учет выплаченных (не выплаченных) штрафов </text:span><text:span text:style-name="T83">Государственной инспекции безопасности дорожного движения (</text:span><text:span text:style-name="T81">ГИБДД</text:span><text:span text:style-name="T83">)</text:span><text:span text:style-name="T81">.</text:span></text:p>
      <text:p text:style-name="P8"><text:span text:style-name="T81">В соответствии с законодательством Российской Федерации наложение штрафов на физических и юридических лиц за нарушение Правил дорожного движения </text:span><text:span text:style-name="T83">(далее — ПДД)</text:span><text:span text:style-name="T81"> регламентируется </text:span><text:span text:style-name="T82">статьями </text:span><text:span text:style-name="T81">«</text:span><text:span text:style-name="T82">Кодекса РФ об административных правонарушениях» от 30.12.2001 года № 195-ФЗ.</text:span></text:p>
      <text:p text:style-name="P9"><text:span text:style-name="T82">Ф</text:span><text:span text:style-name="T81">иксация нарушений ПДД осуществляется:</text:span></text:p>
      <text:p text:style-name="P30">- системами фотовидеофиксации;</text:p>
      <text:p text:style-name="P30">- сотрудниками ГИБДД;</text:p>
      <text:p text:style-name="P30">- сотрудниками Военной автоинспекции (ВАИ);</text:p>
      <text:p text:style-name="P30">- сотрудниками патрульно-постовой службы (ППС), работники городских дорожных организаций, и даже инспекторы Росприроднадзора.</text:p>
      <text:p text:style-name="P9"><text:span text:style-name="T81">Система фотовидеофиксации представляет собой автоматизированный комплекс технических средств, предназначенный для контроля транспортных средств с автоматической фотофиксацией нарушений ПДД. Обеспечивается возможность передачи информации на сервер Центра обработки данных. </text:span><text:span text:style-name="T84">Данные комплексы устанавливаются на междугородних трассах, на оживленных участках дорожного движения населенных пунктов, перекрестках, пешеходных переходах, переездах и прочих местах.</text:span></text:p>
      <text:p text:style-name="P31">При фиксации правонарушения техническими средствами протокол об административном правонарушении не составляется, постановление выносится без участия собственника (владельца) автомобиля. Экземпляр постановления по делу об административном правонарушении и материалов, полученных с применением специальных технических средств, направляются в адрес собственника автомобиля по почте заказным почтовым отправлением в течение трех дней со дня вынесения постановления или в форме электронного документа с использованием Единого портала государственных муниципальных услуг (функций) при наличии регистрации указанного лица на портале и согласия его на получение указанных постановлений с использованием средств информационных технологий.</text:p>
      <text:p text:style-name="P10"><text:span text:style-name="T81">Сотрудники ГИБДД (ВАИ) обеспечивают безопасность дорожного движения </text:span><text:span text:style-name="T85">выполняя такие обязанности как: контроль за соблюдением ПДД, регулирование движения, предотвращение аварий, прибытие на место нарушения ПДД, оказание первой помощи пострадавшим, отслеживание ТС, находящихся в розыске. Свои обязанности сотрудники выполняют</text:span><text:span text:style-name="T81"> на стационарных и временных постах размещения. В состав снаряжения сотрудников ГИБДД так же могут входить стационарные, переносные и персональные средства </text:span><text:span text:style-name="T83">фотовидеофиксации.</text:span></text:p>
      <text:p text:style-name="P12"><text:span text:style-name="T81">Сотрудники некоторых организаций, имеющих отношение к региональным органам власти, уполномочены фиксировать нарушения правил парковки, оформлять эвакуацию и выписывать штрафы. В Москве </text:span><text:soft-page-break/><text:span text:style-name="T81">этим занимаются инспекторы МАДИ (Московская административная дорожная инспекция), которые проверяют парковку в соответствии с указаниями дорожных знаков и разметки, а также сотрудники АМПП (Администратор парковочного пространства). В других городах России есть аналоги таких организаций. Например, в Санкт-Петербурге работает «Городской центр управления парковками».</text:span></text:p>
      <text:p text:style-name="P12"><text:span text:style-name="T81">В случае выявления административного правонарушения - протокол составля</text:span><text:span text:style-name="T86">ет</text:span><text:span text:style-name="T81">ся </text:span><text:span text:style-name="T86">сотрудниками</text:span><text:span text:style-name="T81"> немедленно </text:span><text:span text:style-name="T86">и передается на рассмотрение в суде. Суд выносит постановление с описанием правонарушения и штрафных мерах.</text:span></text:p>
      <text:p text:style-name="P12"><text:span text:style-name="T87">Е</text:span><text:span text:style-name="T86">жегодно увеличивается количество лиц, привлекаемых к административной ответственности за нарушение правил дорожного движения, зафиксированных в автоматическом режиме. При несогласии с вынесенным постановлением о привлечении к административной ответственности собственник (владелец) автомобиля вправе его обжаловать. </text:span><text:span text:style-name="T87">Обработка полученных данных в </text:span><text:span text:style-name="T88">виде протоколов, постановлений суда, квитанций об оплате штрафо</text:span><text:span text:style-name="T94">в</text:span><text:span text:style-name="T87"> будет занимать все большее и большее количество времени, увеличивая сроки от совершения правонарушения до вынесения постановления, а от вынесения постановления — до уплаты штрафа владельцем транспортного средства.</text:span></text:p>
      <text:p text:style-name="P13"><text:span text:style-name="T87">Д</text:span><text:span text:style-name="T81">ля ускорения документооборота и оплаты штрафов необходимо специализированное программное обеспечение, позволяющее осуществлять данные процессы в более автоматизированном виде, </text:span><text:span text:style-name="T89">то есть вести автоматизированный учет оплаты штрафов за нарушение ПДД</text:span><text:span text:style-name="T81">.</text:span></text:p>
      <text:p text:style-name="P32">Данное ПО должно выполнять следующий ряд задач:</text:p>
      <text:list xml:id="list3127384634" text:style-name="L1">
        <text:list-item>
          <text:p text:style-name="P33">ведение учета собственников и принадлежащих им транспортных средств;</text:p>
        </text:list-item>
        <text:list-item>
          <text:p text:style-name="P34">ведение учета совершенных нарушений ПДД;</text:p>
        </text:list-item>
        <text:list-item>
          <text:p text:style-name="P34">ведение учета оплаты штрафов;</text:p>
        </text:list-item>
        <text:list-item>
          <text:p text:style-name="P71"><text:span text:style-name="T89">в</text:span><text:span text:style-name="T81">ыполнение быстрого поиска собственника, транспортного средства или совершенного правонарушения в учтенных данных;</text:span></text:p>
        </text:list-item>
        <text:list-item>
          <text:p text:style-name="P34">предоставление отчетов о собственниках и принадлежащих им транспортных средствах;</text:p>
        </text:list-item>
        <text:list-item>
          <text:p text:style-name="P34">предоставление отчетов о совершенных нарушениях ПДД;</text:p>
        </text:list-item>
        <text:list-item>
          <text:p text:style-name="P34">предоставление отчетов об оплаченных штрафах;</text:p>
        </text:list-item>
        <text:list-item>
          <text:p text:style-name="P34">предоставление отчетов об неоплаченных штрафах.</text:p>
        </text:list-item>
      </text:list>
      <text:h text:style-name="P20" text:outline-level="2">Глава 1. Общие сведения о <text:span text:style-name="T77">Qt Creator </text:span></text:h>
      <text:p text:style-name="P28"/>
      <text:h text:style-name="P23" text:outline-level="3">Среда разработки <text:span text:style-name="T77">Qt Creator</text:span></text:h>
      <text:p text:style-name="P81">Фывоаифывимфывл</text:p>
      <text:p text:style-name="P81">фывфывлиафывли</text:p>
      <text:p text:style-name="P81">ывфаоыфвиапфвыпфвы</text:p>
      <text:p text:style-name="P29"/>
      <text:h text:style-name="P22" text:outline-level="3">Принципы программирования в Qt Creator</text:h>
      <text:p text:style-name="P81">Фывоаифывимфывл</text:p>
      <text:p text:style-name="P81">фывфывлиафывли</text:p>
      <text:p text:style-name="P81">ывфаоыфвиапфвыпфвы</text:p>
      <text:p text:style-name="P28"/>
      <text:h text:style-name="P20" text:outline-level="2">Глава 2. Постановка задачи</text:h>
      <text:p text:style-name="P28"><text:span text:style-name="T81"/></text:p>
      <text:h text:style-name="P22" text:outline-level="3">Цели и задачи курсовой работы</text:h>
      <text:p text:style-name="P27"><text:span text:style-name="T70">Целью курсовой работы является демонстрация применения, <text:s/>полученных знаний и навыков программирования, разработки грамотной архитектуры программного обеспечения и использования предметной области по заданной тематике, полученных студентами при изучении курса «Технологии программирования». </text:span><text:span text:style-name="T69">Демонстрация будет осуществляться в процессе разработки приложения для ведения </text:span><text:span text:style-name="T67">учет</text:span><text:span text:style-name="T69">а</text:span><text:span text:style-name="T67"> оплаты штрафов за нарушение ПДД </text:span><text:span text:style-name="T71">под названием «</text:span><text:span text:style-name="T72">У</text:span><text:span text:style-name="T71">чет оплаты штрафов» </text:span><text:span text:style-name="T74">(далее - проиложение)</text:span><text:span text:style-name="T67">.</text:span></text:p>
      <text:p text:style-name="P14"><text:span text:style-name="T81">Задачами </text:span><text:span text:style-name="T90">курсовой работы явля</text:span><text:span text:style-name="T81">ю</text:span><text:span text:style-name="T90">тся:</text:span></text:p>
      <text:list xml:id="list2222658796" text:style-name="L2">
        <text:list-item>
          <text:p text:style-name="P35"><text:span text:style-name="T102">Описание средств, используемых для разработки п</text:span><text:span text:style-name="T105">риложения</text:span><text:span text:style-name="T102">, и принципов их работы, обоснование выбора</text:span>;</text:p>
        </text:list-item>
        <text:list-item>
          <text:p text:style-name="P70"><text:span text:style-name="T91">Постановка технического задания и перечня задач, которые должно выполнять разрабатываемое </text:span><text:span text:style-name="T93">приложение</text:span><text:span text:style-name="T89">:</text:span></text:p>
        </text:list-item>
      </text:list>
      <text:list xml:id="list142422825498068" text:continue-list="list3127384634" text:style-name="L1">
        <text:list-item>
          <text:list>
            <text:list-item>
              <text:p text:style-name="P36">описание требуемого функционала <text:span text:style-name="T103">приложения</text:span>;</text:p>
            </text:list-item>
            <text:list-item>
              <text:p text:style-name="P37">описание требуемого формата входных и выходных данных;</text:p>
            </text:list-item>
            <text:list-item>
              <text:p text:style-name="P37">описание перечня генерируемых выходных документов и их формата;</text:p>
            </text:list-item>
          </text:list>
        </text:list-item>
      </text:list>
      <text:list xml:id="list142421917263689" text:continue-list="list2222658796" text:style-name="L2">
        <text:list-item>
          <text:p text:style-name="P86"><text:span text:style-name="T68">Р</text:span><text:span text:style-name="T66">азработка </text:span><text:span text:style-name="T69">приложения</text:span><text:span text:style-name="T67">:</text:span></text:p>
        </text:list-item>
      </text:list>
      <text:list xml:id="list142422521104046" text:continue-list="list142422825498068" text:style-name="L1">
        <text:list-item>
          <text:list>
            <text:list-item>
              <text:p text:style-name="P37">описание процесса разработки;</text:p>
            </text:list-item>
            <text:list-item>
              <text:p text:style-name="P36">выбор варианта защиты <text:span text:style-name="T103">приложения</text:span> от несанкционированного доступа и его реализация;</text:p>
            </text:list-item>
          </text:list>
        </text:list-item>
      </text:list>
      <text:list xml:id="list142421104634990" text:continue-list="list142421917263689" text:style-name="L2">
        <text:list-item>
          <text:p text:style-name="P72"><text:span text:style-name="T92">А</text:span><text:span text:style-name="T81">пробация и отладка приложения:</text:span></text:p>
        </text:list-item>
      </text:list>
      <text:list text:continue-list="list142422521104046" text:style-name="L1">
        <text:list-item>
          <text:list>
            <text:list-item>
              <text:p text:style-name="P37">описание процесса тестирования;</text:p>
            </text:list-item>
            <text:list-item>
              <text:p text:style-name="P38"><text:span text:style-name="T105">описание возможностей </text:span>расшир<text:span text:style-name="T105">ения возможностей </text:span><text:span text:style-name="T103">приложения </text:span><text:span text:style-name="T105">на основе используемой </text:span>архитектуры.</text:p>
            </text:list-item>
          </text:list>
        </text:list-item>
      </text:list>
      <text:list text:continue-list="list142421104634990" text:style-name="L2">
        <text:list-header>
          <text:p text:style-name="P82"><text:span text:style-name="T89"/></text:p>
        </text:list-header>
      </text:list>
      <text:p text:style-name="P11"><text:span text:style-name="T87"/></text:p>
      <text:h text:style-name="P25" text:outline-level="3"/>
      <text:h text:style-name="P26" text:outline-level="3">Перечень функций, выполняемых приложением</text:h>
      <text:p text:style-name="P15"><text:span text:style-name="T81">Основн</text:span><text:span text:style-name="T95">ым</text:span><text:span text:style-name="T81"> </text:span><text:span text:style-name="T95">назначением</text:span><text:span text:style-name="T81"> приложени</text:span><text:span text:style-name="T95">я является ведение учета оплаты штрафов за нарушение ПДД. Для реализации этого необходимо чтобы приложение выполняло следующие функции:</text:span></text:p>
      <text:list text:continue-numbering="true" text:style-name="L2">
        <text:list-item text:start-value="1">
          <text:p text:style-name="P39">ввод, хранение, редактирование и удаление данных о собственниках транспортных средств;</text:p>
        </text:list-item>
        <text:list-item>
          <text:p text:style-name="P39">ввод, хранение, редактирование и удаление данных о регистрации транспортных средств;</text:p>
        </text:list-item>
        <text:list-item>
          <text:p text:style-name="P39">ввод, хранение, редактирование и удаление данных о <text:span text:style-name="T107">совершенных </text:span>нарушениях ПДД <text:span text:style-name="T107">и штрафах за них</text:span>;</text:p>
        </text:list-item>
        <text:list-item>
          <text:p text:style-name="P40">хранение <text:span text:style-name="T107">и</text:span> редактирование данных о<text:span text:style-name="T107">б оплате штрафов за</text:span> нарушения ПДД;</text:p>
        </text:list-item>
        <text:list-item>
          <text:p text:style-name="P41">поиск сведений о собственниках и их <text:span text:style-name="T106">транспортных средств</text:span>ах, совершенных <text:span text:style-name="T106">нарушениях ПДД </text:span>и статусе оплаты штрафов за них;</text:p>
        </text:list-item>
        <text:list-item>
          <text:p text:style-name="P41">предоставление отчета об уплаченных штрафах;</text:p>
        </text:list-item>
        <text:list-item>
          <text:p text:style-name="P41">предоставление отчета об неоплаченных или просроченных штрафах.</text:p>
        </text:list-item>
      </text:list>
      <text:p text:style-name="P16"><text:span text:style-name="T108">П</text:span>риложение обрабатывает персональные данные собственников <text:span text:style-name="T95">транспортных средств </text:span><text:span text:style-name="T81">и их имуществе, следовательно, в соответствии с законодательством РФ, данные являются конфиденциальной информацией, предназначенной только для служебного пользования. На основании этого от приложения требуется выполнени</text:span><text:span text:style-name="T96">е</text:span><text:span text:style-name="T81"> ряда функций по защите информации от несанкционированного доступа:</text:span></text:p>
      <text:list text:style-name="L3">
        <text:list-item>
          <text:p text:style-name="P87"><text:span text:style-name="T75">осуществление </text:span><text:span text:style-name="T73">шифровани</text:span><text:span text:style-name="T75">я</text:span><text:span text:style-name="T73"> хранимых данных</text:span><text:span text:style-name="T72">;</text:span></text:p>
        </text:list-item>
        <text:list-item>
          <text:p text:style-name="P88"><text:span text:style-name="T75">осуществление целостности</text:span><text:span text:style-name="T73"> хранимых данных </text:span><text:span text:style-name="T75">(базы данных)</text:span><text:span text:style-name="T72">;</text:span></text:p>
        </text:list-item>
        <text:list-item>
          <text:p text:style-name="P89"><text:span text:style-name="T65">осуществление </text:span><text:span text:style-name="T76">авторизованного </text:span><text:span text:style-name="T72">д</text:span><text:span text:style-name="T65">оступа к приложени</text:span><text:span text:style-name="T76">ю и данным</text:span><text:span text:style-name="T65">.</text:span></text:p>
        </text:list-item>
      </text:list>
      <text:h text:style-name="P24" text:outline-level="3">Входные и выходные данны<text:span text:style-name="T104">е</text:span> для работы приложения</text:h>
      <text:p text:style-name="P68">Входные данные</text:p>
      <text:p text:style-name="P42">При запуске приложение получает следующие входные данные:</text:p>
      <text:list text:continue-numbering="true" text:style-name="L3">
        <text:list-item text:start-value="1">
          <text:p text:style-name="P73"><text:span text:style-name="T109">логин и пароль пользователя, которые обрабатываются системой защиты приложения</text:span>;</text:p>
        </text:list-item>
        <text:list-item>
          <text:p text:style-name="P74"><text:span text:style-name="T109">при успешной аутентификации приложение обращается к зашифрованному файлу</text:span> базы данных, <text:span text:style-name="T109">либо создает новую пустую базу данных.</text:span></text:p>
        </text:list-item>
      </text:list>
      <text:p text:style-name="P3"/>
      <text:p text:style-name="P42">В процессе работы приложение получает входные данные:</text:p>
      <text:list xml:id="list142421670324787" text:continue-numbering="true" text:style-name="L3">
        <text:list-item text:start-value="1">
          <text:p text:style-name="P75"><text:span text:style-name="T98">собственник транспортн</text:span><text:span text:style-name="T99">ого</text:span><text:span text:style-name="T98"> средств</text:span><text:span text:style-name="T99">а:</text:span></text:p>
        </text:list-item>
      </text:list>
      <text:list xml:id="list3897139350" text:style-name="L4">
        <text:list-item>
          <text:p text:style-name="P77"><text:span text:style-name="T97">фамилия </text:span><text:span text:style-name="T100">(не пустая строка неограниченной длины)</text:span><text:span text:style-name="T97">;</text:span></text:p>
        </text:list-item>
        <text:list-item>
          <text:p text:style-name="P78"><text:span text:style-name="T97">имя </text:span><text:span text:style-name="T100">(не пустая строка неограниченной длины)</text:span><text:span text:style-name="T97">;</text:span></text:p>
        </text:list-item>
        <text:list-item>
          <text:p text:style-name="P78"><text:span text:style-name="T97">отчество </text:span><text:span text:style-name="T100">(не пустая строка неограниченной длины)</text:span><text:span text:style-name="T97">;</text:span></text:p>
        </text:list-item>
        <text:list-item>
          <text:p text:style-name="P78"><text:span text:style-name="T97">дата рождения</text:span><text:span text:style-name="T100"> (не пустая строка формата «дд.мм.гггг», где «дд» - день месяца от 01 до 31, «мм» - месяц года от 01 до 12, «гггг» - год. На момент ввода данных собственник должен быть не младше 16 лет)</text:span><text:span text:style-name="T97">;</text:span></text:p>
        </text:list-item>
        <text:list-item>
          <text:p text:style-name="P78"><text:span text:style-name="T97">серия и номер паспорта </text:span><text:span text:style-name="T100">(не пустая строка формата «цц цц цццццц», где «ц» - цифра от 0 до 9)</text:span><text:span text:style-name="T97">;</text:span></text:p>
        </text:list-item>
        <text:list-item>
          <text:p text:style-name="P78"><text:span text:style-name="T97">серия и номер водительского удостоверения </text:span><text:span text:style-name="T100">(не пустая строка формата «цц ЗЗ цццццц», где «ц» - цифра от 0 до 9, «З» - цифра или заглавная буква на латинице)</text:span><text:span text:style-name="T97">.</text:span></text:p>
        </text:list-item>
      </text:list>
      <text:p text:style-name="P79"><text:span text:style-name="T97">Для поиска собственника в имеющейся базе данных используются любые входные данные.</text:span></text:p>
      <text:list xml:id="list142420967995012" text:continue-list="list142421670324787" text:style-name="L3">
        <text:list-item>
          <text:p text:style-name="P75"><text:span text:style-name="T98">транспортн</text:span><text:span text:style-name="T99">ое </text:span><text:span text:style-name="T98">средств</text:span><text:span text:style-name="T99">о:</text:span></text:p>
        </text:list-item>
      </text:list>
      <text:list xml:id="list142421282209982" text:continue-list="list3897139350" text:style-name="L4">
        <text:list-item>
          <text:p text:style-name="P52">собственник <text:span text:style-name="T113">(выбирается из списка)</text:span>;</text:p>
        </text:list-item>
        <text:list-item>
          <text:p text:style-name="P45"><text:span text:style-name="T110">VIN-код </text:span><text:span text:style-name="T112">(не пустая строка формата «</text:span><text:span text:style-name="T113">ЗЗЗЗЗЗЗЗЗЗЗЗЗЗЗЗЗ</text:span><text:span text:style-name="T112">» </text:span><text:span text:style-name="T113">(17 символов)</text:span><text:span text:style-name="T112">, где «З» - цифра или заглавная буква на латинице, </text:span><text:span text:style-name="T113">кроме I, O и Q)</text:span>;</text:p>
        </text:list-item>
        <text:list-item>
          <text:p text:style-name="P46"><text:span text:style-name="T110">марка </text:span><text:span text:style-name="T112">(не пустая строка неограниченной длины)</text:span>;</text:p>
        </text:list-item>
        <text:list-item>
          <text:p text:style-name="P46"><text:span text:style-name="T110">модель </text:span><text:span text:style-name="T112">(не пустая строка неограниченной длины)</text:span>;</text:p>
        </text:list-item>
        <text:list-item>
          <text:p text:style-name="P47"><text:span text:style-name="T110">категория ТС </text:span><text:span text:style-name="T114">(выбирается из списка)</text:span>;</text:p>
        </text:list-item>
        <text:list-item>
          <text:p text:style-name="P46"><text:span text:style-name="T110">тип ТС </text:span><text:span text:style-name="T112">(не пустая строка неограниченной длины)</text:span>;</text:p>
        </text:list-item>
        <text:list-item>
          <text:p text:style-name="P46"><text:span text:style-name="T111">год выпуска </text:span><text:span text:style-name="T112">(не пустая строка формата «гггг»</text:span><text:span text:style-name="T113">)</text:span><text:span text:style-name="T111">;</text:span></text:p>
        </text:list-item>
        <text:list-item>
          <text:p text:style-name="P53">цвет <text:span text:style-name="T112">(не пустая строка неограниченной длины)</text:span>;</text:p>
        </text:list-item>
        <text:list-item>
          <text:p text:style-name="P54">номер и серия ПТС <text:span text:style-name="T112">(не пустая строка формата «цц </text:span><text:span text:style-name="T114">ББ</text:span><text:span text:style-name="T112"> цццццц», где «ц» - цифра от 0 до 9, «</text:span><text:span text:style-name="T114">Б</text:span><text:span text:style-name="T112">» - заглавная буква </text:span><text:span text:style-name="T114">русского алфавита</text:span><text:span text:style-name="T112">)</text:span>;</text:p>
        </text:list-item>
        <text:list-item>
          <text:p text:style-name="P54">номер и серия СТС <text:span text:style-name="T112">(не пустая строка формата «цц </text:span><text:span text:style-name="T117">ЗЗ</text:span><text:span text:style-name="T112"> цццццц», где «ц» - цифра от 0 до 9, «</text:span><text:span text:style-name="T114">З</text:span><text:span text:style-name="T112">» - цифра или заглавная буква </text:span><text:span text:style-name="T114">русского алфавита</text:span><text:span text:style-name="T112">)</text:span>;</text:p>
        </text:list-item>
        <text:list-item>
          <text:p text:style-name="P53">дата регистрации <text:span text:style-name="T112">(не пустая строка формата «дд.мм.гггг», где «дд» - день месяца от 01 до 31, «мм» - месяц года от 01 до 12, «гггг» - год</text:span><text:span text:style-name="T113">)</text:span>;</text:p>
        </text:list-item>
        <text:list-item>
          <text:p text:style-name="P55">регистрационный номер <text:span text:style-name="T112">(не пустая строка формата «</text:span><text:span text:style-name="T114">Б ццц ББ рр</text:span><text:span text:style-name="T115">(2-3)</text:span><text:span text:style-name="T112">», где «</text:span><text:span text:style-name="T114">Б</text:span><text:span text:style-name="T112">» - заглавная буква </text:span><text:span text:style-name="T114">русского алфавита из списка «А, В, Е, К, </text:span><text:soft-page-break/><text:span text:style-name="T114">М, Н, О, Р, С, Т, У, X»</text:span><text:span text:style-name="T112">, «ц» - цифра от 0 до 9, «</text:span><text:span text:style-name="T114">рр</text:span><text:span text:style-name="T115">(2-3)</text:span><text:span text:style-name="T112">» - </text:span><text:span text:style-name="T115">код региона РФ (2 или 3 цифры)</text:span><text:span text:style-name="T113">)</text:span>.</text:p>
        </text:list-item>
      </text:list>
      <text:p text:style-name="P79">Для поиска <text:span text:style-name="T98">транспортн</text:span><text:span text:style-name="T99">о</text:span><text:span text:style-name="T97">го</text:span><text:span text:style-name="T99"> </text:span><text:span text:style-name="T98">средств</text:span><text:span text:style-name="T97">а</text:span> в имеющейся базе данных используются любые входные данные.</text:p>
      <text:list xml:id="list142422040228298" text:continue-list="list142420967995012" text:style-name="L3">
        <text:list-item>
          <text:p text:style-name="P75">совершенн<text:span text:style-name="T109">ое</text:span> нарушени<text:span text:style-name="T109">е</text:span> ПДД и штраф:</text:p>
        </text:list-item>
      </text:list>
      <text:list text:continue-list="list142421282209982" text:style-name="L4">
        <text:list-item>
          <text:p text:style-name="P56">собственник (выбирается из списка);</text:p>
        </text:list-item>
        <text:list-item>
          <text:p text:style-name="P58"><text:span text:style-name="T106">транспортн</text:span><text:span text:style-name="T109">ое </text:span><text:span text:style-name="T106">средств</text:span><text:span text:style-name="T109">о (выбирается из списка)</text:span>;</text:p>
        </text:list-item>
        <text:list-item>
          <text:p text:style-name="P58"><text:span text:style-name="T116">дата и время </text:span><text:span text:style-name="T112">(не пустая строка формата «</text:span><text:span text:style-name="T116">чч:мм </text:span><text:span text:style-name="T112">дд.мм.гггг», где «</text:span><text:span text:style-name="T116">чч</text:span><text:span text:style-name="T112">» - </text:span><text:span text:style-name="T116">час от 00 до 23, «мм» - минута от 00 до 59,</text:span><text:span text:style-name="T112"> «дд» - день месяца от 01 до 31, «мм» - месяц года от 01 до 12, «гггг» - год</text:span><text:span text:style-name="T113">)</text:span>;</text:p>
        </text:list-item>
        <text:list-item>
          <text:p text:style-name="P57"><text:span text:style-name="T117">место</text:span> (не пустая строка неограниченной длины: <text:span text:style-name="T117">адрес</text:span> <text:span text:style-name="T117">или геометка</text:span>);</text:p>
        </text:list-item>
        <text:list-item>
          <text:p text:style-name="P57"><text:span text:style-name="T117">правонарушение</text:span> (выбирается из списка);</text:p>
        </text:list-item>
        <text:list-item>
          <text:p text:style-name="P57"><text:span text:style-name="T117">сумма штрафа</text:span> (не пустая строка, <text:span text:style-name="T117">число от минимального до максимального значения, единица измерения — рубль</text:span>);</text:p>
        </text:list-item>
        <text:list-item>
          <text:p text:style-name="P64"><text:span text:style-name="T120">примененная </text:span>санкция (<text:span text:style-name="T118">строка неограниченной длины</text:span>);</text:p>
        </text:list-item>
        <text:list-item>
          <text:p text:style-name="P59"><text:span text:style-name="T117">номер постановления суда</text:span> <text:span text:style-name="T112">(не пустая строка формата «цц</text:span><text:span text:style-name="T114">ББ</text:span><text:span text:style-name="T112">цццццц», где «ц» - цифра от 0 до 9, «</text:span><text:span text:style-name="T114">Б</text:span><text:span text:style-name="T112">» - заглавная буква </text:span><text:span text:style-name="T114">русского алфавита</text:span><text:span text:style-name="T112">)</text:span>;</text:p>
        </text:list-item>
        <text:list-item>
          <text:p text:style-name="P59"><text:span text:style-name="T111">дата регистрации </text:span><text:span text:style-name="T112">(не пустая строка формата «дд.мм.гггг», где «дд» - день месяца от 01 до 31, «мм» - месяц года от 01 до 12, «гггг» - год</text:span><text:span text:style-name="T113">)</text:span>;</text:p>
        </text:list-item>
        <text:list-item>
          <text:p text:style-name="P59"><text:span text:style-name="T117">срок оплаты</text:span><text:span text:style-name="T111"> </text:span><text:span text:style-name="T112">(не пустая строка формата «дд.мм.гггг», где «дд» - день месяца от 01 до 31, «мм» - месяц года от 01 до 12, «гггг» - год</text:span><text:span text:style-name="T113">)</text:span>;</text:p>
        </text:list-item>
        <text:list-item>
          <text:p text:style-name="P57"><text:span text:style-name="T118">оплачен</text:span> (<text:span text:style-name="T118">опция, при оплате опция включена, при не уплате - выключена</text:span>);</text:p>
        </text:list-item>
        <text:list-item>
          <text:p text:style-name="P60">дата <text:span text:style-name="T118">оплаты</text:span> (пустая строка <text:span text:style-name="T118">или </text:span>строка формата «дд.мм.гггг», где «дд» - день месяца от 01 до 31, «мм» - месяц года от 01 до 12, «гггг» - год);</text:p>
        </text:list-item>
        <text:list-item>
          <text:p text:style-name="P60"><text:span text:style-name="T118">номер платежного документа</text:span> (не пустая строка неограниченной длины).</text:p>
        </text:list-item>
      </text:list>
      <text:p text:style-name="P80">Для поиска <text:span text:style-name="T97">нарушения ПДД и штрафов</text:span> в имеющейся базе данных используются любые входные данные.</text:p>
      <text:p text:style-name="P5"/>
      <text:p text:style-name="P17"><text:span text:style-name="T118">П</text:span>риложение <text:span text:style-name="T118">имеет встроенные справочники, с возможностью добавления, редактирования и удаления данных</text:span>:</text:p>
      <text:list xml:id="list142422155596458" text:continue-list="list142422040228298" text:style-name="L3">
        <text:list-item text:start-value="1">
          <text:p text:style-name="P76"><text:span text:style-name="T118">право</text:span>нарушени<text:span text:style-name="T118">я</text:span>:</text:p>
        </text:list-item>
      </text:list>
      <text:list xml:id="list2136821544" text:style-name="L5">
        <text:list-item>
          <text:p text:style-name="P61"><text:span text:style-name="T118">статья КоАП (не пустая строка неограниченной длины)</text:span>;</text:p>
        </text:list-item>
        <text:list-item>
          <text:p text:style-name="P62"><text:span text:style-name="T118">описание <text:s/>право</text:span>нарушени<text:span text:style-name="T118">я (не пустая строка неограниченной длины)</text:span>;</text:p>
        </text:list-item>
        <text:list-item>
          <text:p text:style-name="P62"><text:span text:style-name="T118">минимальный размер штрафа (</text:span><text:span text:style-name="T117">число, единица измерения — рубль</text:span><text:span text:style-name="T118">)</text:span>;</text:p>
        </text:list-item>
        <text:list-item>
          <text:p text:style-name="P62"><text:span text:style-name="T118">максимальный размер штрафа (</text:span><text:span text:style-name="T117">число, единица измерения — рубль</text:span><text:span text:style-name="T118">)</text:span>;</text:p>
        </text:list-item>
        <text:list-item>
          <text:p text:style-name="P65">санкция <text:span text:style-name="T119">(</text:span>строка неограниченной длины<text:span text:style-name="T119">).</text:span> </text:p>
        </text:list-item>
      </text:list>
      <text:list text:continue-list="list142422155596458" text:style-name="L3">
        <text:list-item>
          <text:p text:style-name="P76"><text:span text:style-name="T119">транспортное средство</text:span>:</text:p>
        </text:list-item>
      </text:list>
      <text:list text:continue-list="list2136821544" text:style-name="L5">
        <text:list-item>
          <text:p text:style-name="P63"><text:span text:style-name="T119">марка</text:span><text:span text:style-name="T118"> (не пустая строка неограниченной длины)</text:span>;</text:p>
        </text:list-item>
        <text:list-item>
          <text:p text:style-name="P63"><text:soft-page-break/><text:span text:style-name="T119">модель</text:span><text:span text:style-name="T118"> (не пустая строка неограниченной длины)</text:span>;</text:p>
        </text:list-item>
        <text:list-item>
          <text:p text:style-name="P48"><text:span text:style-name="T110">категория ТС </text:span><text:span text:style-name="T114">(выбирается из списка)</text:span>;</text:p>
        </text:list-item>
        <text:list-item>
          <text:p text:style-name="P48"><text:span text:style-name="T110">тип ТС </text:span><text:span text:style-name="T112">(не пустая строка неограниченной длины).</text:span></text:p>
        </text:list-item>
      </text:list>
      <text:p text:style-name="P51"/>
      <text:p text:style-name="P69">В<text:span text:style-name="T121">ы</text:span>ходные данные</text:p>
      <text:p text:style-name="P43">В процессе работы приложение <text:span text:style-name="T122">обрабатывает</text:span> <text:span text:style-name="T122">полученные </text:span>входные данные, <text:span text:style-name="T122">на основе которых</text:span> <text:span text:style-name="T122">строятся выходные данные, отображаемые приложением в соответствующих разделах</text:span>:</text:p>
      <text:list text:continue-numbering="true" text:style-name="L5">
        <text:list-item text:start-value="1">
          <text:p text:style-name="P48"><text:span text:style-name="T122">общий список </text:span>собственник<text:span text:style-name="T122">ов</text:span> транспортного средства;</text:p>
        </text:list-item>
        <text:list-item text:start-value="1">
          <text:p text:style-name="P49"><text:span text:style-name="T122">список </text:span>собственник<text:span text:style-name="T122">ов</text:span> транспортного средства <text:span text:style-name="T122">на основании данных для поиска</text:span>;</text:p>
        </text:list-item>
        <text:list-item>
          <text:p text:style-name="P66">полные сведения о конкретном собственнике <text:span text:style-name="T109">транспортного средства;</text:span></text:p>
        </text:list-item>
        <text:list-item>
          <text:p text:style-name="P66">общий список <text:span text:style-name="T106">транспортн</text:span>ых<text:span text:style-name="T109"> </text:span><text:span text:style-name="T106">средств;</text:span></text:p>
        </text:list-item>
        <text:list-item text:start-value="1">
          <text:p text:style-name="P50"><text:span text:style-name="T122">список </text:span><text:span text:style-name="T106">транспортн</text:span><text:span text:style-name="T123">ых</text:span> <text:span text:style-name="T106">средств</text:span> <text:span text:style-name="T122">на основании данных для поиска</text:span>;</text:p>
        </text:list-item>
        <text:list-item>
          <text:p text:style-name="P66">полные сведения о конкретном <text:span text:style-name="T109">транспортно</text:span>м<text:span text:style-name="T109"> средств</text:span>е<text:span text:style-name="T109">;</text:span></text:p>
        </text:list-item>
        <text:list-item>
          <text:p text:style-name="P66">общий список совершенных нарушений ПДД и назначенных штраф<text:span text:style-name="T126">ах</text:span>;</text:p>
        </text:list-item>
        <text:list-item text:start-value="1">
          <text:p text:style-name="P50"><text:span text:style-name="T122">список </text:span><text:span text:style-name="T123">совершенных нарушений ПДД и назначенных штраф</text:span><text:span text:style-name="T126">ах</text:span> <text:span text:style-name="T122">на основании данных для поиска</text:span>;</text:p>
        </text:list-item>
        <text:list-item>
          <text:p text:style-name="P66">полные сведения о конкретном нарушений ПДД и назначенных штрафах.</text:p>
        </text:list-item>
      </text:list>
      <text:h text:style-name="P24" text:outline-level="3">Перечень генерируемых выходных документов</text:h>
      <text:p text:style-name="P44">В процессе работы приложение, <text:span text:style-name="T122">на основе выходны</text:span><text:span text:style-name="T124">х</text:span><text:span text:style-name="T122"> данны</text:span><text:span text:style-name="T125">х</text:span><text:span text:style-name="T122">, </text:span><text:span text:style-name="T125">генерирует следующие отчетные документы</text:span>:</text:p>
      <text:list text:continue-numbering="true" text:style-name="L5">
        <text:list-item>
          <text:p text:style-name="P67">полные сведения о конкретном собственнике <text:span text:style-name="T126">и принадлежащих ему</text:span> <text:span text:style-name="T109">транспортн</text:span><text:span text:style-name="T126">ых</text:span><text:span text:style-name="T109"> средства</text:span><text:span text:style-name="T126">х, </text:span>совершенных нарушени<text:span text:style-name="T126">ях</text:span> ПДД и назначенных штраф<text:span text:style-name="T126">ах (оплаченных, неоплаченных и просроченных)</text:span><text:span text:style-name="T109">;</text:span></text:p>
        </text:list-item>
        <text:list-item>
          <text:p text:style-name="P67">список совершенных нарушений ПДД, <text:span text:style-name="T126">с указанием собственника и его транспортного средства,</text:span> и назначенных штраф<text:span text:style-name="T126">ах (оплаченных);</text:span></text:p>
        </text:list-item>
        <text:list-item>
          <text:p text:style-name="P67">список совершенных нарушений ПДД, <text:span text:style-name="T126">с указанием собственника и его транспортного средства,</text:span> и назначенных штраф<text:span text:style-name="T126">ах (неоплаченных);</text:span></text:p>
        </text:list-item>
        <text:list-item>
          <text:p text:style-name="P67">список совершенных нарушений ПДД, <text:span text:style-name="T126">с указанием собственника и его транспортного средства,</text:span> и назначенных штраф<text:span text:style-name="T126">ах (просроченных)</text:span>.</text:p>
        </text:list-item>
      </text:list>
      <text:p text:style-name="P28"><text:span text:style-name="T81"/></text:p>
      <text:p text:style-name="P83">Глава 3. Разработка приложения</text:p>
      <text:p text:style-name="P84">Описание процесса разработки приложения</text:p>
      <text:p text:style-name="P84">Варианты защиты приложения от несанкционированного доступа</text:p>
      <text:p text:style-name="P28"><text:span text:style-name="T81"/></text:p>
      <text:p text:style-name="P84">Глава 4. Апробация и отладка приложения</text:p>
      <text:p text:style-name="P84">Описание процесса тестирования приложения</text:p>
      <text:p text:style-name="P84">Расширяемость приложения</text:p>
      <text:p text:style-name="P28"><text:span text:style-name="T81"/></text:p>
      <text:p text:style-name="P84">Заключение</text:p>
      <text:p text:style-name="P28"><text:span text:style-name="T81"/></text:p>
      <text:p text:style-name="P84">Список используемых источников</text:p>
      <text:p text:style-name="P28"><text:span text:style-name="T81"/></text:p>
      <text:p text:style-name="P84">Приложение 1. Код программ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tarSymbol" svg:font-family="Star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use-window-font-color="true" loext:opacity="0%" style:font-name="Times New Roman" fo:font-family="'Times New Roman'" style:font-family-generic="roman" style:font-pitch="variable" fo:font-size="14pt" fo:font-style="normal" fo:font-weight="normal" officeooo:rsid="00bc28ef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5-20T14:24:20.593025916</dc:date>
    <meta:editing-cycles>102</meta:editing-cycles>
    <meta:editing-duration>PT12H58M30S</meta:editing-duration>
    <meta:generator>LibreOffice/24.2.3.2$Linux_X86_64 LibreOffice_project/433d9c2ded56988e8a90e6b2e771ee4e6a5ab2ba</meta:generator>
    <meta:document-statistic meta:table-count="0" meta:image-count="0" meta:object-count="0" meta:page-count="12" meta:paragraph-count="156" meta:word-count="1830" meta:character-count="13619" meta:non-whitespace-character-count="12024"/>
    <meta:user-defined meta:name="AppVersion">16.0000</meta:user-defined>
    <meta:template xlink:type="simple" xlink:actuate="onRequest" xlink:title="Normal.dotm" xlink:href=""/>
  </office:meta>
</office:document-meta>
</file>